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cipalMethodArgumentResolverTests.resolverArg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incipalMethodArgumentResolverTests.handle( Principal user , Mono &lt; Principal &gt; userMono , Single &lt; Principal &gt; single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